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officeooo:paragraph-rsid="001dc442"/>
    </style:style>
    <style:style style:name="P3" style:family="paragraph" style:parent-style-name="Standard">
      <style:paragraph-properties style:line-height-at-least="0.198in"/>
      <style:text-properties officeooo:rsid="001dc442" officeooo:paragraph-rsid="001dc442"/>
    </style:style>
    <style:style style:name="P4" style:family="paragraph" style:parent-style-name="Standard">
      <style:paragraph-properties style:line-height-at-least="0.198in"/>
      <style:text-properties fo:font-size="16pt" fo:font-weight="bold" officeooo:rsid="001dc442" officeooo:paragraph-rsid="001dc442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198in"/>
      <style:text-properties style:font-name="FreeMono" fo:font-size="8pt" style:font-size-asian="8pt" style:font-size-complex="8pt"/>
    </style:style>
    <style:style style:name="P6" style:family="paragraph" style:parent-style-name="Standard">
      <style:paragraph-properties style:line-height-at-least="0.198in"/>
      <style:text-properties style:font-name="FreeMono" fo:font-size="8pt" officeooo:paragraph-rsid="001dc442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officeooo:rsid="001dc442" style:font-size-asian="16pt" style:font-weight-asian="bold" style:font-size-complex="1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VP_PKEY (OSSL/include/crypto/evp.h)</text:span></text:p>
      <text:p text:style-name="P3"/>
      <text:p text:style-name="P5">struct evp_pkey_st {</text:p>
      <text:p text:style-name="P5"><text:s text:c="4"/>int type;</text:p>
      <text:p text:style-name="P5"><text:s text:c="4"/>int save_type;</text:p>
      <text:p text:style-name="P5"><text:s text:c="4"/>CRYPTO_REF_COUNT references;</text:p>
      <text:p text:style-name="P5"><text:s text:c="4"/>const EVP_PKEY_ASN1_METHOD *ameth;</text:p>
      <text:p text:style-name="P5"><text:s text:c="4"/>ENGINE *engine;</text:p>
      <text:p text:style-name="P5"><text:s text:c="4"/>ENGINE *pmeth_engine; /* If not NULL public key ENGINE to use */</text:p>
      <text:p text:style-name="P5"><text:s text:c="4"/>union {</text:p>
      <text:p text:style-name="P5"><text:s/><text:span text:style-name="T1">&lt;&gt;</text:span> <text:s text:c="4"/>void *ptr;</text:p>
      <text:p text:style-name="P5"><text:s text:c="8"/>struct rsa_st *rsa; <text:s text:c="4"/>/* RSA */</text:p>
      <text:p text:style-name="P5"><text:s text:c="8"/>struct dsa_st *dsa; <text:s text:c="4"/>/* DSA */</text:p>
      <text:p text:style-name="P5"><text:s text:c="8"/>struct dh_st *dh; <text:s text:c="6"/>/* DH */</text:p>
      <text:p text:style-name="P5"><text:s text:c="8"/>struct ec_key_st *ec; <text:s text:c="2"/>/* ECC */</text:p>
      <text:p text:style-name="P5"><text:s text:c="8"/>ECX_KEY *ecx; <text:s text:c="10"/>/* X25519, X448, Ed25519, Ed448 */</text:p>
      <text:p text:style-name="P5"><text:s text:c="4"/>} pkey;</text:p>
      <text:p text:style-name="P5"><text:s text:c="4"/>int save_parameters;</text:p>
      <text:p text:style-name="P5"><text:s text:c="4"/>STACK_OF(X509_ATTRIBUTE) *attributes; /* [ 0 ] */</text:p>
      <text:p text:style-name="P5"><text:s text:c="4"/>CRYPTO_RWLOCK *lock;</text:p>
      <text:p text:style-name="P5">} /* EVP_PKEY */ ;</text:p>
      <text:p text:style-name="P1"/>
      <text:p text:style-name="P4">EVP_PKEY_CTX (OSSL/include/crypto/evp.h)</text:p>
      <text:p text:style-name="P2"/>
      <text:p text:style-name="P6">struct evp_pkey_ctx_st {</text:p>
      <text:p text:style-name="P6"><text:s text:c="4"/><text:span text:style-name="T1">/* Method associated with this operation */</text:span></text:p>
      <text:p text:style-name="P6"><text:s text:c="4"/>const EVP_PKEY_METHOD *pmeth;</text:p>
      <text:p text:style-name="P6"><text:s text:c="4"/><text:span text:style-name="T1">/* Engine that implements this method or NULL if builtin */</text:span></text:p>
      <text:p text:style-name="P6"><text:s text:c="4"/>ENGINE *engine;</text:p>
      <text:p text:style-name="P6"><text:s text:c="4"/><text:span text:style-name="T1">/* Key: may be NULL */</text:span></text:p>
      <text:p text:style-name="P6"><text:s/><text:span text:style-name="T1">&lt;&gt;</text:span> EVP_PKEY *pkey;</text:p>
      <text:p text:style-name="P6"><text:s text:c="4"/><text:span text:style-name="T1">/* Peer key for key agreement, may be NULL */</text:span></text:p>
      <text:p text:style-name="P6"><text:s text:c="4"/>EVP_PKEY *peerkey;</text:p>
      <text:p text:style-name="P6"><text:s text:c="4"/><text:span text:style-name="T1">/* Actual operation */</text:span></text:p>
      <text:p text:style-name="P6"><text:s/><text:span text:style-name="T1">&lt;&gt;</text:span> int operation;</text:p>
      <text:p text:style-name="P6"><text:s text:c="4"/><text:span text:style-name="T1">/* Algorithm specific data */</text:span></text:p>
      <text:p text:style-name="P6"><text:s/><text:span text:style-name="T1">&lt;&gt;</text:span> void *data;</text:p>
      <text:p text:style-name="P6"><text:s text:c="4"/><text:span text:style-name="T1">/* Application specific data */</text:span></text:p>
      <text:p text:style-name="P6"><text:s text:c="4"/>void *app_data;</text:p>
      <text:p text:style-name="P6"><text:s text:c="4"/><text:span text:style-name="T1">/* Keygen callback */</text:span></text:p>
      <text:p text:style-name="P6"><text:s text:c="4"/>EVP_PKEY_gen_cb *pkey_gencb;</text:p>
      <text:p text:style-name="P6"><text:s text:c="4"/><text:span text:style-name="T1">/* implementation specific keygen data */</text:span></text:p>
      <text:p text:style-name="P6"><text:s text:c="4"/>int *keygen_info;</text:p>
      <text:p text:style-name="P6"><text:s text:c="4"/>int keygen_info_count;</text:p>
      <text:p text:style-name="P6">} /* EVP_PKEY_CTX */ ;</text:p>
      <text:p text:style-name="P2"/>
      <text:p text:style-name="P2"/>
      <text:p text:style-name="P4"><text:soft-page-break/>EVP_MD (OSSL/include/crypto/evp.h)</text:p>
      <text:p text:style-name="P1"/>
      <text:p text:style-name="P5">struct evp_md_st {</text:p>
      <text:p text:style-name="P5"><text:s text:c="4"/>int type;</text:p>
      <text:p text:style-name="P5"><text:s text:c="4"/>int pkey_type;</text:p>
      <text:p text:style-name="P5"><text:s text:c="4"/>int md_size;</text:p>
      <text:p text:style-name="P5"><text:s text:c="4"/>unsigned long flags;</text:p>
      <text:p text:style-name="P5"><text:s text:c="4"/>int (*init) (EVP_MD_CTX *ctx);</text:p>
      <text:p text:style-name="P5"><text:s text:c="4"/>int (*update) (EVP_MD_CTX *ctx, const void *data, size_t count);</text:p>
      <text:p text:style-name="P5"><text:s text:c="4"/>int (*final) (EVP_MD_CTX *ctx, unsigned char *md);</text:p>
      <text:p text:style-name="P5"><text:s text:c="4"/>int (*copy) (EVP_MD_CTX *to, const EVP_MD_CTX *from);</text:p>
      <text:p text:style-name="P5"><text:s text:c="4"/>int (*cleanup) (EVP_MD_CTX *ctx);</text:p>
      <text:p text:style-name="P5"><text:s text:c="4"/>int block_size;</text:p>
      <text:p text:style-name="P5"><text:s text:c="4"/>int ctx_size; <text:s text:c="14"/>/* how big does the ctx-&gt;md_data need to be */</text:p>
      <text:p text:style-name="P5"><text:s text:c="4"/>/* control function */</text:p>
      <text:p text:style-name="P5"><text:s text:c="4"/>int (*md_ctrl) (EVP_MD_CTX *ctx, int cmd, int p1, void *p2);</text:p>
      <text:p text:style-name="P5">} /* EVP_MD */ ;</text:p>
      <text:p text:style-name="P1"/>
      <text:p text:style-name="P1"/>
      <text:p text:style-name="P4">EVP_MD_CTX (OSSL/crypto/evp/evp_local.c)</text:p>
      <text:p text:style-name="P1"/>
      <text:p text:style-name="P5">struct evp_md_ctx_st {</text:p>
      <text:p text:style-name="P5"><text:s/><text:span text:style-name="T1">&lt;&gt;</text:span> <text:span text:style-name="T4">const EVP_MD *digest;</text:span></text:p>
      <text:p text:style-name="P5"><text:s text:c="4"/>ENGINE *engine; <text:s text:c="12"/>/* functional reference if 'digest' is</text:p>
      <text:p text:style-name="P5"><text:s text:c="33"/>* ENGINE-provided */</text:p>
      <text:p text:style-name="P5"><text:s text:c="4"/>unsigned long flags;</text:p>
      <text:p text:style-name="P5"><text:s text:c="4"/>void *md_data;</text:p>
      <text:p text:style-name="P5"><text:s text:c="4"/><text:span text:style-name="T1">/* Public key context for sign/verify */</text:span></text:p>
      <text:p text:style-name="P5"><text:s/><text:span text:style-name="T1">&lt;&gt;</text:span> EVP_PKEY_CTX *pctx;</text:p>
      <text:p text:style-name="P5"><text:s text:c="4"/><text:span text:style-name="T1">/* Update function: usually copied from EVP_MD */</text:span></text:p>
      <text:p text:style-name="P5"><text:s text:c="4"/>int (*update) (EVP_MD_CTX *ctx, const void *data, size_t count);</text:p>
      <text:p text:style-name="P5">} /* EVP_MD_CTX */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17:41:12.493015303</meta:creation-date>
    <dc:date>2021-06-04T17:55:35.669696478</dc:date>
    <meta:editing-duration>PT14M24S</meta:editing-duration>
    <meta:editing-cycles>1</meta:editing-cycles>
    <meta:document-statistic meta:table-count="0" meta:image-count="0" meta:object-count="0" meta:page-count="2" meta:paragraph-count="70" meta:word-count="310" meta:character-count="2327" meta:non-whitespace-character-count="1768"/>
    <meta:generator>LibreOffice/7.0.6.2$Linux_X86_64 LibreOffice_project/00$Build-2</meta:generator>
  </office:meta>
</office:document-meta>
</file>